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15022" officeooo:paragraph-rsid="00015022"/>
    </style:style>
    <style:style style:name="P2" style:family="paragraph" style:parent-style-name="Text_20_body">
      <style:text-properties officeooo:rsid="0003b923"/>
    </style:style>
    <style:style style:name="P3" style:family="paragraph" style:parent-style-name="Text_20_body">
      <style:text-properties style:text-underline-style="none" officeooo:rsid="0003b923" officeooo:paragraph-rsid="0003b923"/>
    </style:style>
    <style:style style:name="P4" style:family="paragraph" style:parent-style-name="Text_20_body">
      <style:text-properties style:text-underline-style="none" officeooo:rsid="00059a9d" officeooo:paragraph-rsid="00059a9d"/>
    </style:style>
    <style:style style:name="P5" style:family="paragraph" style:parent-style-name="Text_20_body">
      <style:text-properties style:text-underline-style="none" officeooo:rsid="00087acc" officeooo:paragraph-rsid="00087acc"/>
    </style:style>
    <style:style style:name="P6" style:family="paragraph" style:parent-style-name="Title">
      <style:text-properties officeooo:rsid="00015022" officeooo:paragraph-rsid="00015022"/>
    </style:style>
    <style:style style:name="P7" style:family="paragraph" style:parent-style-name="Heading_20_2">
      <style:text-properties style:text-underline-style="solid" style:text-underline-width="auto" style:text-underline-color="font-color"/>
    </style:style>
    <style:style style:name="T1" style:family="text">
      <style:text-properties officeooo:rsid="00015022"/>
    </style:style>
    <style:style style:name="T2" style:family="text">
      <style:text-properties officeooo:rsid="0001be66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59a9d"/>
    </style:style>
    <style:style style:name="T5" style:family="text">
      <style:text-properties officeooo:rsid="00074cf6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ección de Pruebas <text:span text:style-name="T5">y IC</text:span></text:p>
      <text:p text:style-name="P1"/>
      <text:h text:style-name="P7" text:outline-level="2">Listado de pruebas funcionales</text:h>
      <text:h text:style-name="Heading_20_3" text:outline-level="3">Prueba de desarrollo:</text:h>
      <text:p text:style-name="Text_20_body"><text:tab/><text:span text:style-name="T1">Título: Prueba de acceso a la Aplicación</text:span></text:p>
      <text:p text:style-name="P1"><text:tab/>Herramienta a utilizar: PHP Junit Laravel</text:p>
      <text:h text:style-name="Heading_20_3" text:outline-level="3">Prueba de Versión:</text:h>
      <text:p text:style-name="Text_20_body"><text:tab/><text:span text:style-name="T1">Tílulo: Prueba de usabilidad </text:span></text:p>
      <text:p text:style-name="Text_20_body"><text:tab/><text:span text:style-name="T2">Herramienta a utilizar: Heurística de Neilsen para escenario con personas</text:span></text:p>
      <text:h text:style-name="Heading_20_3" text:outline-level="3">Prueba de Usuario:</text:h>
      <text:p text:style-name="Text_20_body"><text:tab/><text:span text:style-name="T2">Título: Prueba de funcionalidad y entendimiento</text:span></text:p>
      <text:p text:style-name="Text_20_body"><text:tab/><text:span text:style-name="T2">Herramienta a utilizar: Co-Descubrimiento con experiencia de monitoreo.</text:span></text:p>
      <text:p text:style-name="P1"/>
      <text:h text:style-name="P7" text:outline-level="2">Herramienta de Integración continua:</text:h>
      <text:p text:style-name="P2"><text:span text:style-name="T3"/></text:p>
      <text:p text:style-name="P3">Para el proyecto ser<text:span text:style-name="T4">á</text:span> necesario usar la herramienta <text:span text:style-name="T4">github para el almacenamiento y gestión de versiones del sistema, por usar un framework basado en PHP, no necesita compilación o procesos “Build” ya que para el desarrollo los procedimientos ocurren en el mismo instante.</text:span></text:p>
      <text:p text:style-name="P4">En casos donde necesitemos ver progresos de estado del desarrollo ocuparemos Jenkins, que nos permite monitorear <text:span text:style-name="T5">además de mantener un respaldo del VCS conjuntamente al desarrollo. Si bien ésta herramienta está basada en Java y complementaria al Framework, si podría permitir automatizacion de tareas calendarizadas y monitorear su ejecución mediante scripts de “testing” necesarios para saber si cumplen aún con los requisitos globales por ejemplo.</text:span></text:p>
      <text:p text:style-name="P4"/>
      <text:p text:style-name="P5">Fuente Jenkins: https://es.wikipedia.org/wiki/Jenkins#Explicaciones_de_una_line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17:53:00.982445981</meta:creation-date>
    <meta:generator>LibreOffice/6.0.7.3$Linux_X86_64 LibreOffice_project/00m0$Build-3</meta:generator>
    <dc:date>2019-07-07T18:48:17.831424844</dc:date>
    <meta:editing-duration>PT7M42S</meta:editing-duration>
    <meta:editing-cycles>2</meta:editing-cycles>
    <meta:document-statistic meta:table-count="0" meta:image-count="0" meta:object-count="0" meta:page-count="1" meta:paragraph-count="15" meta:word-count="174" meta:character-count="1254" meta:non-whitespace-character-count="1088"/>
  </office:meta>
</office:document-meta>
</file>